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ookman" svg:font-family="Bookman, 'Bookman Old Style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, 'Century Gothic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AvantGarde" svg:font-family="AvantGarde, 'Century Gothic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6285in" fo:margin-left="-0.1875in" table:align="left" style:writing-mode="lr-tb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025in"/>
    </style:style>
    <style:style style:name="Table1.C" style:family="table-column">
      <style:table-column-properties style:column-width="0.0375in"/>
    </style:style>
    <style:style style:name="Table1.D" style:family="table-column">
      <style:table-column-properties style:column-width="0.4375in"/>
    </style:style>
    <style:style style:name="Table1.E" style:family="table-column">
      <style:table-column-properties style:column-width="0.125in"/>
    </style:style>
    <style:style style:name="Table1.F" style:family="table-column">
      <style:table-column-properties style:column-width="0.2222in"/>
    </style:style>
    <style:style style:name="Table1.G" style:family="table-column">
      <style:table-column-properties style:column-width="0.0278in"/>
    </style:style>
    <style:style style:name="Table1.H" style:family="table-column">
      <style:table-column-properties style:column-width="0.25in"/>
    </style:style>
    <style:style style:name="Table1.I" style:family="table-column">
      <style:table-column-properties style:column-width="1.3333in"/>
    </style:style>
    <style:style style:name="Table1.J" style:family="table-column">
      <style:table-column-properties style:column-width="1.0563in"/>
    </style:style>
    <style:style style:name="Table1.K" style:family="table-column">
      <style:table-column-properties style:column-width="0.0271in"/>
    </style:style>
    <style:style style:name="Table1.L" style:family="table-column">
      <style:table-column-properties style:column-width="0.5208in"/>
    </style:style>
    <style:style style:name="Table1.M" style:family="table-column">
      <style:table-column-properties style:column-width="0.2292in"/>
    </style:style>
    <style:style style:name="Table1.N" style:family="table-column">
      <style:table-column-properties style:column-width="0.1458in"/>
    </style:style>
    <style:style style:name="Table1.O" style:family="table-column">
      <style:table-column-properties style:column-width="0.1285in"/>
    </style:style>
    <style:style style:name="Table1.P" style:family="table-column">
      <style:table-column-properties style:column-width="0.0917in"/>
    </style:style>
    <style:style style:name="Table1.Q" style:family="table-column">
      <style:table-column-properties style:column-width="0.0507in"/>
    </style:style>
    <style:style style:name="Table1.R" style:family="table-column">
      <style:table-column-properties style:column-width="0.3319in"/>
    </style:style>
    <style:style style:name="Table1.S" style:family="table-column">
      <style:table-column-properties style:column-width="0.0639in"/>
    </style:style>
    <style:style style:name="Table1.T" style:family="table-column">
      <style:table-column-properties style:column-width="0.2201in"/>
    </style:style>
    <style:style style:name="Table1.U" style:family="table-column">
      <style:table-column-properties style:column-width="0.2417in"/>
    </style:style>
    <style:style style:name="Table1.V" style:family="table-column">
      <style:table-column-properties style:column-width="0.059in"/>
    </style:style>
    <style:style style:name="Table1.W" style:family="table-column">
      <style:table-column-properties style:column-width="0.1667in"/>
    </style:style>
    <style:style style:name="Table1.X" style:family="table-column">
      <style:table-column-properties style:column-width="0.0208in"/>
    </style:style>
    <style:style style:name="Table1.Y" style:family="table-column">
      <style:table-column-properties style:column-width="0.753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278in" fo:padding-right="0.0278in" fo:padding-top="0in" fo:padding-bottom="0in" fo:border-left="0.0139in solid #000000" fo:border-right="none" fo:border-top="0.0139in solid #000000" fo:border-bottom="none"/>
    </style:style>
    <style:style style:name="Table1.H1" style:family="table-cell">
      <style:table-cell-properties fo:padding-left="0.0278in" fo:padding-right="0.0278in" fo:padding-top="0in" fo:padding-bottom="0in" fo:border-left="none" fo:border-right="none" fo:border-top="0.0139in solid #000000" fo:border-bottom="none"/>
    </style:style>
    <style:style style:name="Table1.M1" style:family="table-cell">
      <style:table-cell-properties fo:padding-left="0.0278in" fo:padding-right="0.0278in" fo:padding-top="0in" fo:padding-bottom="0in" fo:border-left="none" fo:border-right="0.0139in solid #000000" fo:border-top="0.0139in solid #000000" fo:border-bottom="none"/>
    </style:style>
    <style:style style:name="Table1.2" style:family="table-row">
      <style:table-row-properties style:min-row-height="0.0556in" style:keep-together="false" fo:keep-together="always"/>
    </style:style>
    <style:style style:name="Table1.A2" style:family="table-cell">
      <style:table-cell-properties fo:padding-left="0.0278in" fo:padding-right="0.0278in" fo:padding-top="0in" fo:padding-bottom="0in" fo:border-left="0.0139in solid #000000" fo:border-right="none" fo:border-top="none" fo:border-bottom="none"/>
    </style:style>
    <style:style style:name="Table1.H2" style:family="table-cell">
      <style:table-cell-properties fo:padding-left="0.0278in" fo:padding-right="0.0278in" fo:padding-top="0in" fo:padding-bottom="0in" fo:border="none"/>
    </style:style>
    <style:style style:name="Table1.M2" style:family="table-cell">
      <style:table-cell-properties fo:padding-left="0.0278in" fo:padding-right="0.0278in" fo:padding-top="0in" fo:padding-bottom="0in" fo:border-left="none" fo:border-right="0.0139in solid #000000" fo:border-top="none" fo:border-bottom="none"/>
    </style:style>
    <style:style style:name="Table1.3" style:family="table-row">
      <style:table-row-properties style:keep-together="false" fo:keep-together="always"/>
    </style:style>
    <style:style style:name="Table1.4" style:family="table-row">
      <style:table-row-properties style:min-row-height="0.1799in" style:keep-together="false" fo:keep-together="always"/>
    </style:style>
    <style:style style:name="Table1.5" style:family="table-row">
      <style:table-row-properties style:min-row-height="0.1021in" style:keep-together="false" fo:keep-together="always"/>
    </style:style>
    <style:style style:name="Table1.A5" style:family="table-cell">
      <style:table-cell-properties fo:padding-left="0.0278in" fo:padding-right="0.0278in" fo:padding-top="0in" fo:padding-bottom="0in" fo:border-left="0.0139in solid #000000" fo:border-right="none" fo:border-top="none" fo:border-bottom="0.0007in solid #000000"/>
    </style:style>
    <style:style style:name="Table1.H5" style:family="table-cell">
      <style:table-cell-properties fo:padding-left="0.0278in" fo:padding-right="0.0278in" fo:padding-top="0in" fo:padding-bottom="0in" fo:border-left="none" fo:border-right="none" fo:border-top="none" fo:border-bottom="0.0007in solid #000000"/>
    </style:style>
    <style:style style:name="Table1.M5" style:family="table-cell">
      <style:table-cell-properties fo:padding-left="0.0278in" fo:padding-right="0.0278in" fo:padding-top="0in" fo:padding-bottom="0in" fo:border-left="none" fo:border-right="0.0139in solid #000000" fo:border-top="none" fo:border-bottom="0.0007in solid #000000"/>
    </style:style>
    <style:style style:name="Table1.A6" style:family="table-cell">
      <style:table-cell-properties fo:padding-left="0.0278in" fo:padding-right="0.0278in" fo:padding-top="0in" fo:padding-bottom="0in" fo:border-left="0.0139in solid #000000" fo:border-right="none" fo:border-top="0.0007in solid #000000" fo:border-bottom="0.0007in solid #000000"/>
    </style:style>
    <style:style style:name="Table1.H6" style:family="table-cell">
      <style:table-cell-properties fo:padding-left="0.0278in" fo:padding-right="0.0278in" fo:padding-top="0in" fo:padding-bottom="0in" fo:border-left="none" fo:border-right="0.0007in solid #000000" fo:border-top="0.0007in solid #000000" fo:border-bottom="0.0007in solid #000000"/>
    </style:style>
    <style:style style:name="Table1.M6" style:family="table-cell">
      <style:table-cell-properties fo:padding-left="0.0278in" fo:padding-right="0.0278in" fo:padding-top="0in" fo:padding-bottom="0in" fo:border-left="0.0007in solid #000000" fo:border-right="none" fo:border-top="0.0007in solid #000000" fo:border-bottom="0.0007in solid #000000"/>
    </style:style>
    <style:style style:name="Table1.Y6" style:family="table-cell">
      <style:table-cell-properties fo:padding-left="0.0278in" fo:padding-right="0.0278in" fo:padding-top="0in" fo:padding-bottom="0in" fo:border-left="none" fo:border-right="0.0139in solid #000000" fo:border-top="0.0007in solid #000000" fo:border-bottom="0.0007in solid #000000"/>
    </style:style>
    <style:style style:name="Table1.H7" style:family="table-cell">
      <style:table-cell-properties fo:padding-left="0.0278in" fo:padding-right="0.0278in" fo:padding-top="0in" fo:padding-bottom="0in" fo:border-left="none" fo:border-right="none" fo:border-top="0.0007in solid #000000" fo:border-bottom="0.0007in solid #000000"/>
    </style:style>
    <style:style style:name="Table1.8" style:family="table-row">
      <style:table-row-properties style:row-height="0.1111in" style:keep-together="false" fo:keep-together="always"/>
    </style:style>
    <style:style style:name="Table1.A8" style:family="table-cell">
      <style:table-cell-properties fo:padding-left="0.0278in" fo:padding-right="0.0278in" fo:padding-top="0in" fo:padding-bottom="0in" fo:border-left="0.0007in solid #000000" fo:border-right="0.0007in solid #000000" fo:border-top="0.0139in solid #000000" fo:border-bottom="0.0007in solid #000000"/>
    </style:style>
    <style:style style:name="Table1.9" style:family="table-row">
      <style:table-row-properties style:row-height="0.25in" style:keep-together="false" fo:keep-together="always"/>
    </style:style>
    <style:style style:name="Table1.A9" style:family="table-cell">
      <style:table-cell-properties style:vertical-align="middle" fo:background-color="#f2f2f2" fo:padding-left="0.0278in" fo:padding-right="0.0278in" fo:padding-top="0in" fo:padding-bottom="0in" fo:border-left="0.0139in solid #000000" fo:border-right="0.0007in solid #000000" fo:border-top="0.0139in solid #000000" fo:border-bottom="0.0007in solid #000000">
        <style:background-image/>
      </style:table-cell-properties>
    </style:style>
    <style:style style:name="Table1.G9" style:family="table-cell">
      <style:table-cell-properties style:vertical-align="middle" fo:background-color="#f2f2f2" fo:padding-left="0.0278in" fo:padding-right="0.0278in" fo:padding-top="0in" fo:padding-bottom="0in" fo:border-left="0.0007in solid #000000" fo:border-right="0.0139in solid #000000" fo:border-top="0.0139in solid #000000" fo:border-bottom="0.0007in solid #000000">
        <style:background-image/>
      </style:table-cell-properties>
    </style:style>
    <style:style style:name="Table1.10" style:family="table-row">
      <style:table-row-properties style:min-row-height="0.0708in" style:keep-together="false" fo:keep-together="always"/>
    </style:style>
    <style:style style:name="Table1.A10" style:family="table-cell">
      <style:table-cell-properties fo:padding-left="0.0278in" fo:padding-right="0.0278in" fo:padding-top="0in" fo:padding-bottom="0in" fo:border-left="0.0139in solid #000000" fo:border-right="none" fo:border-top="0.0007in solid #000000" fo:border-bottom="none"/>
    </style:style>
    <style:style style:name="Table1.D10" style:family="table-cell">
      <style:table-cell-properties fo:padding-left="0.0278in" fo:padding-right="0.0278in" fo:padding-top="0in" fo:padding-bottom="0in" fo:border-left="none" fo:border-right="0.0007in solid #000000" fo:border-top="0.0007in solid #000000" fo:border-bottom="none"/>
    </style:style>
    <style:style style:name="Table1.G10" style:family="table-cell">
      <style:table-cell-properties style:vertical-align="middle" fo:padding-left="0.0278in" fo:padding-right="0.0278in" fo:padding-top="0in" fo:padding-bottom="0in" fo:border-left="0.0007in solid #000000" fo:border-right="none" fo:border-top="0.0007in solid #000000" fo:border-bottom="0.0007in solid #808080"/>
    </style:style>
    <style:style style:name="Table1.N10" style:family="table-cell">
      <style:table-cell-properties style:vertical-align="middle" fo:padding-left="0.0278in" fo:padding-right="0.0278in" fo:padding-top="0in" fo:padding-bottom="0in" fo:border-left="none" fo:border-right="none" fo:border-top="0.0007in solid #000000" fo:border-bottom="0.0007in solid #808080"/>
    </style:style>
    <style:style style:name="Table1.V10" style:family="table-cell">
      <style:table-cell-properties style:vertical-align="middle" fo:padding-left="0.0278in" fo:padding-right="0.0278in" fo:padding-top="0in" fo:padding-bottom="0in" fo:border-left="none" fo:border-right="0.0139in solid #000000" fo:border-top="0.0007in solid #000000" fo:border-bottom="0.0007in solid #808080"/>
    </style:style>
    <style:style style:name="Table1.D11" style:family="table-cell">
      <style:table-cell-properties fo:padding-left="0.0278in" fo:padding-right="0.0278in" fo:padding-top="0in" fo:padding-bottom="0in" fo:border-left="none" fo:border-right="0.0007in solid #000000" fo:border-top="none" fo:border-bottom="none"/>
    </style:style>
    <style:style style:name="Table1.G11" style:family="table-cell">
      <style:table-cell-properties style:vertical-align="middle" fo:padding-left="0.0278in" fo:padding-right="0.0278in" fo:padding-top="0in" fo:padding-bottom="0in" fo:border-left="0.0007in solid #000000" fo:border-right="none" fo:border-top="0.0007in solid #808080" fo:border-bottom="0.0007in solid #808080"/>
    </style:style>
    <style:style style:name="Table1.N11" style:family="table-cell">
      <style:table-cell-properties style:vertical-align="middle" fo:padding-left="0.0278in" fo:padding-right="0.0278in" fo:padding-top="0in" fo:padding-bottom="0in" fo:border-left="none" fo:border-right="none" fo:border-top="0.0007in solid #808080" fo:border-bottom="0.0007in solid #808080"/>
    </style:style>
    <style:style style:name="Table1.V11" style:family="table-cell">
      <style:table-cell-properties style:vertical-align="middle" fo:padding-left="0.0278in" fo:padding-right="0.0278in" fo:padding-top="0in" fo:padding-bottom="0in" fo:border-left="none" fo:border-right="0.0139in solid #000000" fo:border-top="0.0007in solid #808080" fo:border-bottom="0.0007in solid #808080"/>
    </style:style>
    <style:style style:name="Table1.12" style:family="table-row">
      <style:table-row-properties style:min-row-height="0.175in" style:keep-together="false" fo:keep-together="always"/>
    </style:style>
    <style:style style:name="Table1.A13" style:family="table-cell">
      <style:table-cell-properties style:vertical-align="bottom" fo:padding-left="0.0278in" fo:padding-right="0.0278in" fo:padding-top="0in" fo:padding-bottom="0in" fo:border-left="0.0139in solid #000000" fo:border-right="none" fo:border-top="none" fo:border-bottom="none"/>
    </style:style>
    <style:style style:name="Table1.D15" style:family="table-cell">
      <style:table-cell-properties style:vertical-align="bottom" fo:padding-left="0.0278in" fo:padding-right="0.0278in" fo:padding-top="0in" fo:padding-bottom="0in" fo:border-left="none" fo:border-right="0.0007in solid #000000" fo:border-top="none" fo:border-bottom="none"/>
    </style:style>
    <style:style style:name="Table1.G15" style:family="table-cell">
      <style:table-cell-properties style:vertical-align="middle" fo:padding-left="0.0278in" fo:padding-right="0.0278in" fo:padding-top="0in" fo:padding-bottom="0in" fo:border-left="0.0007in solid #000000" fo:border-right="none" fo:border-top="0.0007in solid #808080" fo:border-bottom="none"/>
    </style:style>
    <style:style style:name="Table1.N15" style:family="table-cell">
      <style:table-cell-properties style:vertical-align="bottom" fo:padding-left="0.0278in" fo:padding-right="0.0278in" fo:padding-top="0in" fo:padding-bottom="0in" fo:border-left="none" fo:border-right="none" fo:border-top="0.0007in solid #808080" fo:border-bottom="none"/>
    </style:style>
    <style:style style:name="Table1.V15" style:family="table-cell">
      <style:table-cell-properties style:vertical-align="bottom" fo:padding-left="0.0278in" fo:padding-right="0.0278in" fo:padding-top="0in" fo:padding-bottom="0in" fo:border-left="none" fo:border-right="0.0139in solid #000000" fo:border-top="0.0007in solid #808080" fo:border-bottom="none"/>
    </style:style>
    <style:style style:name="Table1.16" style:family="table-row">
      <style:table-row-properties style:min-row-height="0.1063in" style:keep-together="false" fo:keep-together="always"/>
    </style:style>
    <style:style style:name="Table1.G16" style:family="table-cell">
      <style:table-cell-properties style:vertical-align="middle" fo:padding-left="0.0278in" fo:padding-right="0.0278in" fo:padding-top="0in" fo:padding-bottom="0in" fo:border-left="0.0007in solid #000000" fo:border-right="none" fo:border-top="none" fo:border-bottom="none"/>
    </style:style>
    <style:style style:name="Table1.N16" style:family="table-cell">
      <style:table-cell-properties style:vertical-align="bottom" fo:padding-left="0.0278in" fo:padding-right="0.0278in" fo:padding-top="0in" fo:padding-bottom="0in" fo:border="none"/>
    </style:style>
    <style:style style:name="Table1.V16" style:family="table-cell">
      <style:table-cell-properties style:vertical-align="bottom" fo:padding-left="0.0278in" fo:padding-right="0.0278in" fo:padding-top="0in" fo:padding-bottom="0in" fo:border-left="none" fo:border-right="0.0139in solid #000000" fo:border-top="none" fo:border-bottom="none"/>
    </style:style>
    <style:style style:name="Table1.17" style:family="table-row">
      <style:table-row-properties style:min-row-height="0.1097in" style:keep-together="false" fo:keep-together="always"/>
    </style:style>
    <style:style style:name="Table1.A17" style:family="table-cell">
      <style:table-cell-properties style:vertical-align="bottom" fo:padding-left="0.0278in" fo:padding-right="0.0278in" fo:padding-top="0in" fo:padding-bottom="0in" fo:border-left="0.0139in solid #000000" fo:border-right="none" fo:border-top="none" fo:border-bottom="0.0007in solid #000000"/>
    </style:style>
    <style:style style:name="Table1.D17" style:family="table-cell">
      <style:table-cell-properties style:vertical-align="bottom" fo:padding-left="0.0278in" fo:padding-right="0.0278in" fo:padding-top="0in" fo:padding-bottom="0in" fo:border-left="none" fo:border-right="0.0007in solid #000000" fo:border-top="none" fo:border-bottom="0.0007in solid #000000"/>
    </style:style>
    <style:style style:name="Table1.G17" style:family="table-cell">
      <style:table-cell-properties style:vertical-align="middle" fo:padding-left="0.0278in" fo:padding-right="0.0278in" fo:padding-top="0in" fo:padding-bottom="0in" fo:border-left="0.0007in solid #000000" fo:border-right="none" fo:border-top="none" fo:border-bottom="0.0007in solid #808080"/>
    </style:style>
    <style:style style:name="Table1.N17" style:family="table-cell">
      <style:table-cell-properties style:vertical-align="bottom" fo:padding-left="0.0278in" fo:padding-right="0.0278in" fo:padding-top="0in" fo:padding-bottom="0in" fo:border-left="none" fo:border-right="none" fo:border-top="none" fo:border-bottom="0.0007in solid #808080"/>
    </style:style>
    <style:style style:name="Table1.P17" style:family="table-cell">
      <style:table-cell-properties style:vertical-align="middle" fo:padding-left="0.0278in" fo:padding-right="0.0278in" fo:padding-top="0in" fo:padding-bottom="0in" fo:border-left="none" fo:border-right="none" fo:border-top="none" fo:border-bottom="0.0007in solid #808080"/>
    </style:style>
    <style:style style:name="Table1.V17" style:family="table-cell">
      <style:table-cell-properties style:vertical-align="bottom" fo:padding-left="0.0278in" fo:padding-right="0.0278in" fo:padding-top="0in" fo:padding-bottom="0in" fo:border-left="none" fo:border-right="0.0139in solid #000000" fo:border-top="none" fo:border-bottom="0.0007in solid #808080"/>
    </style:style>
    <style:style style:name="Table1.A18" style:family="table-cell">
      <style:table-cell-properties fo:padding-left="0.0278in" fo:padding-right="0.0278in" fo:padding-top="0in" fo:padding-bottom="0in" fo:border-left="0.0139in solid #000000" fo:border-right="0.0007in solid #000000" fo:border-top="0.0007in solid #000000" fo:border-bottom="none"/>
    </style:style>
    <style:style style:name="Table1.G18" style:family="table-cell">
      <style:table-cell-properties style:vertical-align="middle" fo:padding-left="0.0278in" fo:padding-right="0.0278in" fo:padding-top="0in" fo:padding-bottom="0in" fo:border-left="0.0007in solid #000000" fo:border-right="none" fo:border-top="0.0007in solid #808080" fo:border-bottom="0.0007in solid #000000"/>
    </style:style>
    <style:style style:name="Table1.N18" style:family="table-cell">
      <style:table-cell-properties style:vertical-align="middle" fo:padding-left="0.0278in" fo:padding-right="0.0278in" fo:padding-top="0in" fo:padding-bottom="0in" fo:border-left="none" fo:border-right="none" fo:border-top="0.0007in solid #808080" fo:border-bottom="0.0007in solid #000000"/>
    </style:style>
    <style:style style:name="Table1.V18" style:family="table-cell">
      <style:table-cell-properties style:vertical-align="middle" fo:padding-left="0.0278in" fo:padding-right="0.0278in" fo:padding-top="0in" fo:padding-bottom="0in" fo:border-left="none" fo:border-right="0.0139in solid #000000" fo:border-top="0.0007in solid #808080" fo:border-bottom="0.0007in solid #000000"/>
    </style:style>
    <style:style style:name="Table1.19" style:family="table-row">
      <style:table-row-properties style:min-row-height="0.0729in" style:keep-together="false" fo:keep-together="always"/>
    </style:style>
    <style:style style:name="Table1.A19" style:family="table-cell">
      <style:table-cell-properties fo:padding-left="0.0278in" fo:padding-right="0.0278in" fo:padding-top="0in" fo:padding-bottom="0in" fo:border-left="0.0139in solid #000000" fo:border-right="0.0007in solid #000000" fo:border-top="none" fo:border-bottom="0.0007in solid #000000"/>
    </style:style>
    <style:style style:name="Table1.A21" style:family="table-cell">
      <style:table-cell-properties fo:padding-left="0.0278in" fo:padding-right="0.0278in" fo:padding-top="0in" fo:padding-bottom="0in" fo:border-left="0.0139in solid #000000" fo:border-right="0.0007in solid #000000" fo:border-top="none" fo:border-bottom="0.0139in solid #000000"/>
    </style:style>
    <style:style style:name="Table1.G21" style:family="table-cell">
      <style:table-cell-properties style:vertical-align="middle" fo:padding-left="0.0278in" fo:padding-right="0.0278in" fo:padding-top="0in" fo:padding-bottom="0in" fo:border-left="0.0007in solid #000000" fo:border-right="none" fo:border-top="0.0007in solid #000000" fo:border-bottom="0.0139in solid #000000"/>
    </style:style>
    <style:style style:name="Table1.N21" style:family="table-cell">
      <style:table-cell-properties style:vertical-align="middle" fo:padding-left="0.0278in" fo:padding-right="0.0278in" fo:padding-top="0in" fo:padding-bottom="0in" fo:border-left="none" fo:border-right="none" fo:border-top="0.0007in solid #000000" fo:border-bottom="0.0139in solid #000000"/>
    </style:style>
    <style:style style:name="Table1.V21" style:family="table-cell">
      <style:table-cell-properties style:vertical-align="middle" fo:padding-left="0.0278in" fo:padding-right="0.0278in" fo:padding-top="0in" fo:padding-bottom="0in" fo:border-left="none" fo:border-right="0.0139in solid #000000" fo:border-top="0.0007in solid #000000" fo:border-bottom="0.0139in solid #000000"/>
    </style:style>
    <style:style style:name="Table1.23" style:family="table-row">
      <style:table-row-properties style:min-row-height="0.2153in" style:keep-together="true" fo:keep-together="auto"/>
    </style:style>
    <style:style style:name="Table1.A23" style:family="table-cell">
      <style:table-cell-properties style:vertical-align="middle" fo:background-color="#f2f2f2" fo:padding-left="0.0278in" fo:padding-right="0.0278in" fo:padding-top="0in" fo:padding-bottom="0in" fo:border="0.0139in solid #000000">
        <style:background-image/>
      </style:table-cell-properties>
    </style:style>
    <style:style style:name="Table1.24" style:family="table-row">
      <style:table-row-properties style:min-row-height="0.1799in" style:keep-together="true" fo:keep-together="auto"/>
    </style:style>
    <style:style style:name="Table1.F24" style:family="table-cell">
      <style:table-cell-properties style:vertical-align="bottom" fo:padding-left="0.0278in" fo:padding-right="0.0278in" fo:padding-top="0in" fo:padding-bottom="0in" fo:border-left="none" fo:border-right="none" fo:border-top="0.0139in solid #000000" fo:border-bottom="none"/>
    </style:style>
    <style:style style:name="Table1.S24" style:family="table-cell">
      <style:table-cell-properties style:vertical-align="bottom" fo:padding-left="0.0278in" fo:padding-right="0.0278in" fo:padding-top="0in" fo:padding-bottom="0in" fo:border-left="none" fo:border-right="0.0139in solid #000000" fo:border-top="0.0139in solid #000000" fo:border-bottom="none"/>
    </style:style>
    <style:style style:name="Table1.A28" style:family="table-cell">
      <style:table-cell-properties style:vertical-align="middle" fo:background-color="#f2f2f2" fo:padding-left="0.0278in" fo:padding-right="0.0278in" fo:padding-top="0in" fo:padding-bottom="0in" fo:border-left="0.0139in solid #000000" fo:border-right="0.0139in solid #000000" fo:border-top="0.0139in solid #000000" fo:border-bottom="0.0007in solid #000000">
        <style:background-image/>
      </style:table-cell-properties>
    </style:style>
    <style:style style:name="Table1.29" style:family="table-row">
      <style:table-row-properties style:min-row-height="0.1785in" style:keep-together="true" fo:keep-together="auto"/>
    </style:style>
    <style:style style:name="Table1.O29" style:family="table-cell">
      <style:table-cell-properties fo:padding-left="0.0278in" fo:padding-right="0.0278in" fo:padding-top="0in" fo:padding-bottom="0in" fo:border-left="none" fo:border-right="none" fo:border-top="0.0007in solid #000000" fo:border-bottom="none"/>
    </style:style>
    <style:style style:name="Table1.U29" style:family="table-cell">
      <style:table-cell-properties fo:padding-left="0.0278in" fo:padding-right="0.0278in" fo:padding-top="0in" fo:padding-bottom="0in" fo:border-left="none" fo:border-right="0.0139in solid #000000" fo:border-top="0.0007in solid #000000" fo:border-bottom="none"/>
    </style:style>
    <style:style style:name="Table1.A31" style:family="table-cell">
      <style:table-cell-properties fo:padding-left="0.0278in" fo:padding-right="0.0278in" fo:padding-top="0in" fo:padding-bottom="0in" fo:border-left="0.0139in solid #000000" fo:border-right="none" fo:border-top="0.0007in solid #000000" fo:border-bottom="0.0139in solid #000000"/>
    </style:style>
    <style:style style:name="Table1.E31" style:family="table-cell">
      <style:table-cell-properties fo:padding-left="0.0278in" fo:padding-right="0.0278in" fo:padding-top="0in" fo:padding-bottom="0in" fo:border-left="none" fo:border-right="none" fo:border-top="0.0007in solid #000000" fo:border-bottom="0.0139in solid #000000"/>
    </style:style>
    <style:style style:name="Table1.X31" style:family="table-cell">
      <style:table-cell-properties fo:padding-left="0.0278in" fo:padding-right="0.0278in" fo:padding-top="0in" fo:padding-bottom="0in" fo:border-left="none" fo:border-right="0.0139in solid #000000" fo:border-top="0.0007in solid #000000" fo:border-bottom="0.0139in solid #000000"/>
    </style:style>
    <style:style style:name="Table1.A34" style:family="table-cell">
      <style:table-cell-properties style:vertical-align="middle" fo:padding-left="0.0278in" fo:padding-right="0.0278in" fo:padding-top="0in" fo:padding-bottom="0in" fo:border-left="0.0139in solid #000000" fo:border-right="0.0007in solid #000000" fo:border-top="0.0007in solid #000000" fo:border-bottom="0.0007in solid #000000"/>
    </style:style>
    <style:style style:name="Table1.C34" style:family="table-cell">
      <style:table-cell-properties style:vertical-align="middle" fo:padding-left="0.0278in" fo:padding-right="0.0278in" fo:padding-top="0in" fo:padding-bottom="0in" fo:border="0.0007in solid #000000"/>
    </style:style>
    <style:style style:name="Table1.W34" style:family="table-cell">
      <style:table-cell-properties style:vertical-align="middle" fo:padding-left="0.0278in" fo:padding-right="0.0278in" fo:padding-top="0in" fo:padding-bottom="0in" fo:border-left="0.0007in solid #000000" fo:border-right="0.0139in solid #000000" fo:border-top="0.0007in solid #000000" fo:border-bottom="0.0007in solid #000000"/>
    </style:style>
    <style:style style:name="Table1.35" style:family="table-row">
      <style:table-row-properties style:row-height="0.25in" style:keep-together="true" fo:keep-together="auto"/>
    </style:style>
    <style:style style:name="Table1.36" style:family="table-row">
      <style:table-row-properties style:min-row-height="0.2083in" style:keep-together="true" fo:keep-together="auto"/>
    </style:style>
    <style:style style:name="Table1.A36" style:family="table-cell">
      <style:table-cell-properties style:vertical-align="middle" fo:padding-left="0.0278in" fo:padding-right="0.0278in" fo:padding-top="0in" fo:padding-bottom="0in" fo:border-left="0.0139in solid #000000" fo:border-right="0.0139in solid #000000" fo:border-top="0.0007in solid #000000" fo:border-bottom="none"/>
    </style:style>
    <style:style style:name="Table1.A37" style:family="table-cell">
      <style:table-cell-properties fo:padding-left="0.0278in" fo:padding-right="0.0278in" fo:padding-top="0in" fo:padding-bottom="0in" fo:border-left="0.0139in solid #000000" fo:border-right="0.0139in solid #000000" fo:border-top="none" fo:border-bottom="none"/>
    </style:style>
    <style:style style:name="Table1.A39" style:family="table-cell">
      <style:table-cell-properties fo:padding-left="0.0278in" fo:padding-right="0.0278in" fo:padding-top="0in" fo:padding-bottom="0in" fo:border-left="0.0139in solid #000000" fo:border-right="none" fo:border-top="none" fo:border-bottom="0.0139in solid #000000"/>
    </style:style>
    <style:style style:name="Table1.B39" style:family="table-cell">
      <style:table-cell-properties fo:padding-left="0.0278in" fo:padding-right="0.0278in" fo:padding-top="0in" fo:padding-bottom="0in" fo:border-left="none" fo:border-right="none" fo:border-top="none" fo:border-bottom="0.0139in solid #000000"/>
    </style:style>
    <style:style style:name="Table1.W39" style:family="table-cell">
      <style:table-cell-properties fo:padding-left="0.0278in" fo:padding-right="0.0278in" fo:padding-top="0in" fo:padding-bottom="0in" fo:border-left="none" fo:border-right="0.0139in solid #000000" fo:border-top="none" fo:border-bottom="0.0139in solid #000000"/>
    </style:style>
    <style:style style:name="Table1.A40" style:family="table-cell">
      <style:table-cell-properties fo:padding-left="0.0278in" fo:padding-right="0.0278in" fo:padding-top="0in" fo:padding-bottom="0in" fo:border-left="0.0007in solid #000000" fo:border-right="0.0007in solid #000000" fo:border-top="0.0139in solid #000000" fo:border-bottom="0.0139in solid #000000"/>
    </style:style>
    <style:style style:name="Table1.A41" style:family="table-cell">
      <style:table-cell-properties fo:padding-left="0.0278in" fo:padding-right="0.0278in" fo:padding-top="0in" fo:padding-bottom="0in" fo:border-left="0.0139in solid #000000" fo:border-right="0.0007in solid #000000" fo:border-top="0.0139in solid #000000" fo:border-bottom="none"/>
    </style:style>
    <style:style style:name="Table1.R41" style:family="table-cell">
      <style:table-cell-properties fo:padding-left="0.0278in" fo:padding-right="0.0278in" fo:padding-top="0in" fo:padding-bottom="0in" fo:border-left="0.0007in solid #000000" fo:border-right="0.0139in solid #000000" fo:border-top="0.0139in solid #000000" fo:border-bottom="none"/>
    </style:style>
    <style:style style:name="Table1.42" style:family="table-row">
      <style:table-row-properties style:min-row-height="0.3333in" style:keep-together="true" fo:keep-together="auto"/>
    </style:style>
    <style:style style:name="Table1.A42" style:family="table-cell">
      <style:table-cell-properties style:vertical-align="middle" fo:padding-left="0.0278in" fo:padding-right="0.0278in" fo:padding-top="0in" fo:padding-bottom="0in" fo:border-left="0.0139in solid #000000" fo:border-right="0.0007in solid #000000" fo:border-top="none" fo:border-bottom="0.0139in solid #000000"/>
    </style:style>
    <style:style style:name="Table1.R42" style:family="table-cell">
      <style:table-cell-properties style:vertical-align="middle" fo:padding-left="0.0278in" fo:padding-right="0.0278in" fo:padding-top="0in" fo:padding-bottom="0in" fo:border-left="0.0007in solid #000000" fo:border-right="0.0139in solid #000000" fo:border-top="none" fo:border-bottom="0.0139in solid #000000"/>
    </style:style>
    <style:style style:name="P1" style:family="paragraph" style:parent-style-name="Standard" style:list-style-name="">
      <style:paragraph-properties style:writing-mode="lr-tb">
        <style:tab-stops>
          <style:tab-stop style:position="3.5in" style:type="center"/>
          <style:tab-stop style:position="7.3126in" style:type="right"/>
        </style:tab-stops>
      </style:paragraph-properties>
    </style:style>
    <style:style style:name="P2" style:family="paragraph" style:parent-style-name="Standard" style:list-style-name="">
      <style:paragraph-properties style:text-autospace="ideograph-alpha" style:writing-mode="lr-tb"/>
    </style:style>
    <style:style style:name="P3" style:family="paragraph" style:parent-style-name="Standard" style:list-style-name="">
      <style:paragraph-properties fo:margin-top="0.0417in" fo:margin-bottom="0in" fo:text-align="center" style:justify-single-word="false" style:writing-mode="lr-tb"/>
    </style:style>
    <style:style style:name="P4" style:family="paragraph" style:parent-style-name="Standard" style:list-style-name="">
      <style:paragraph-properties fo:margin-top="0.0417in" fo:margin-bottom="0in" style:writing-mode="lr-tb"/>
    </style:style>
    <style:style style:name="P5" style:family="paragraph" style:parent-style-name="Standard" style:list-style-name="">
      <style:paragraph-properties fo:margin-top="0.0417in" fo:margin-bottom="0in" style:writing-mode="lr-tb">
        <style:tab-stops>
          <style:tab-stop style:position="0.6181in" style:type="right"/>
        </style:tab-stops>
      </style:paragraph-properties>
      <style:text-properties style:font-name="Arial1" style:font-name-asian="Arial1" style:font-name-complex="Arial1"/>
    </style:style>
    <style:style style:name="P6" style:family="paragraph" style:parent-style-name="Standard" style:list-style-name="">
      <style:paragraph-properties fo:margin-left="0.5835in" fo:margin-right="0in" fo:margin-top="0.0835in" fo:margin-bottom="0in" fo:text-indent="0in" style:auto-text-indent="false" style:writing-mode="lr-tb"/>
      <style:text-properties style:font-name="Arial1" style:font-name-asian="Arial1" style:font-name-complex="Arial1"/>
    </style:style>
    <style:style style:name="P7" style:family="paragraph" style:parent-style-name="_2a_Notes" style:list-style-name="">
      <style:paragraph-properties style:text-autospace="ideograph-alpha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HEAD_20_MAIN" style:list-style-name="" style:master-page-name="Standard">
      <style:paragraph-properties fo:line-height="100%" style:page-number="auto" style:writing-mode="lr-tb">
        <style:tab-stops/>
      </style:paragraph-properties>
      <style:text-properties style:font-name="Arial1" fo:font-style="italic" style:font-name-asian="Arial1" style:font-style-asian="italic" style:font-name-complex="Arial1" style:font-style-complex="italic"/>
    </style:style>
    <style:style style:name="P9" style:family="paragraph" style:parent-style-name="HEAD_20_COLUMN_20_1" style:list-style-name="">
      <style:paragraph-properties style:writing-mode="lr-tb"/>
    </style:style>
    <style:style style:name="P10" style:family="paragraph" style:parent-style-name="HEAD_20_COLUMN_20_1" style:list-style-name="">
      <style:paragraph-properties style:text-autospace="ideograph-alpha" style:writing-mode="lr-tb"/>
    </style:style>
    <style:style style:name="P11" style:family="paragraph" style:parent-style-name="HEAD_20_COLUMN_20_1" style:list-style-name="">
      <style:paragraph-properties fo:line-height="75%" style:text-autospace="ideograph-alpha" style:writing-mode="lr-tb"/>
    </style:style>
    <style:style style:name="P12" style:family="paragraph" style:parent-style-name="Table_20_Text" style:list-style-name="">
      <style:paragraph-properties style:text-autospace="ideograph-alpha" style:writing-mode="lr-tb"/>
      <style:text-properties fo:font-weight="bold" style:font-weight-asian="bold" style:font-weight-complex="bold"/>
    </style:style>
    <style:style style:name="P13" style:family="paragraph" style:parent-style-name="Table_20_Text" style:list-style-name="">
      <style:paragraph-properties style:writing-mode="lr-tb"/>
    </style:style>
    <style:style style:name="P14" style:family="paragraph" style:parent-style-name="Table_20_Text" style:list-style-name="">
      <style:paragraph-properties style:text-autospace="ideograph-alpha" style:writing-mode="lr-tb"/>
    </style:style>
    <style:style style:name="P15" style:family="paragraph" style:parent-style-name="Table_20_Text" style:list-style-name="">
      <style:paragraph-properties fo:text-align="center" style:justify-single-word="false" style:writing-mode="lr-tb"/>
    </style:style>
    <style:style style:name="P16" style:family="paragraph" style:parent-style-name="Table_20_Text" style:list-style-name="">
      <style:paragraph-properties fo:text-align="end" style:justify-single-word="false" style:writing-mode="lr-tb"/>
    </style:style>
    <style:style style:name="P17" style:family="paragraph" style:parent-style-name="HEAD_20_COLUMN" style:list-style-name="">
      <style:paragraph-properties fo:line-height="100%" style:writing-mode="lr-tb">
        <style:tab-stops/>
      </style:paragraph-properties>
    </style:style>
    <style:style style:name="P18" style:family="paragraph" style:parent-style-name="HEAD_20_COLUMN" style:list-style-name="">
      <style:paragraph-properties fo:line-height="100%" style:text-autospace="ideograph-alpha" style:writing-mode="lr-tb">
        <style:tab-stops/>
      </style:paragraph-properties>
    </style:style>
    <style:style style:name="P19" style:family="paragraph" style:parent-style-name="Costs_20_Descr" style:list-style-name="">
      <style:paragraph-properties fo:margin-left="0.0835in" fo:margin-right="0in" fo:text-indent="0in" style:auto-text-indent="false" style:writing-mode="lr-tb">
        <style:tab-stops>
          <style:tab-stop style:position="3.25in" style:type="right"/>
        </style:tab-stops>
      </style:paragraph-properties>
    </style:style>
    <style:style style:name="P20" style:family="paragraph" style:parent-style-name="Costs_20_Descr" style:list-style-name="">
      <style:paragraph-properties fo:margin-left="0.0835in" fo:margin-right="0in" fo:text-indent="0in" style:auto-text-indent="false" style:writing-mode="lr-tb">
        <style:tab-stops>
          <style:tab-stop style:position="2.8752in" style:type="right"/>
        </style:tab-stops>
      </style:paragraph-properties>
    </style:style>
    <style:style style:name="P21" style:family="paragraph" style:parent-style-name="Costs_20_Descr" style:list-style-name="">
      <style:paragraph-properties fo:margin-left="0.0835in" fo:margin-right="0in" fo:text-indent="0in" style:auto-text-indent="false" style:writing-mode="lr-tb">
        <style:tab-stops>
          <style:tab-stop style:position="1.6665in"/>
          <style:tab-stop style:position="2.5in" style:type="right"/>
          <style:tab-stop style:position="2.8752in" style:type="right"/>
        </style:tab-stops>
      </style:paragraph-properties>
    </style:style>
    <style:style style:name="P22" style:family="paragraph" style:parent-style-name="Costs_20_Descr" style:list-style-name="">
      <style:paragraph-properties fo:margin-left="0.0835in" fo:margin-right="0in" fo:text-indent="0in" style:auto-text-indent="false" style:writing-mode="lr-tb">
        <style:tab-stops>
          <style:tab-stop style:position="1.6665in"/>
          <style:tab-stop style:position="2.5in" style:type="right"/>
          <style:tab-stop style:position="3.25in" style:type="right"/>
        </style:tab-stops>
      </style:paragraph-properties>
    </style:style>
    <style:style style:name="P23" style:family="paragraph" style:parent-style-name="Costs_20_Descr" style:list-style-name="">
      <style:paragraph-properties fo:margin-left="0.0835in" fo:margin-right="0.0382in" fo:text-indent="0in" style:auto-text-indent="false" style:writing-mode="lr-tb">
        <style:tab-stops>
          <style:tab-stop style:position="3.25in" style:type="right"/>
        </style:tab-stops>
      </style:paragraph-properties>
    </style:style>
    <style:style style:name="P24" style:family="paragraph" style:parent-style-name="Input_20_Text" style:list-style-name="">
      <style:paragraph-properties fo:background-color="#ffffff" style:writing-mode="lr-tb">
        <style:background-image/>
      </style:paragraph-properties>
      <style:text-properties fo:font-weight="normal" style:font-weight-asian="normal" style:font-weight-complex="normal"/>
    </style:style>
    <style:style style:name="P25" style:family="paragraph" style:parent-style-name="Input_20_Text" style:list-style-name="">
      <style:paragraph-properties fo:text-align="center" style:justify-single-word="false" fo:background-color="#ffffff" style:writing-mode="lr-tb">
        <style:background-image/>
      </style:paragraph-properties>
      <style:text-properties fo:font-weight="normal" style:font-weight-asian="normal" style:font-weight-complex="normal"/>
    </style:style>
    <style:style style:name="P26" style:family="paragraph" style:parent-style-name="Input_20_Text" style:list-style-name="">
      <style:paragraph-properties fo:text-align="center" style:justify-single-word="false" fo:background-color="#ffffff" style:text-autospace="ideograph-alpha" style:writing-mode="lr-tb">
        <style:background-image/>
      </style:paragraph-properties>
      <style:text-properties fo:font-weight="normal" style:font-weight-asian="normal" style:font-weight-complex="normal"/>
    </style:style>
    <style:style style:name="P27" style:family="paragraph" style:parent-style-name="Input_20_Text" style:list-style-name="">
      <style:paragraph-properties fo:background-color="#ffffff" style:writing-mode="lr-tb">
        <style:background-image/>
      </style:paragraph-properties>
    </style:style>
    <style:style style:name="P28" style:family="paragraph" style:parent-style-name="Input_20_Text" style:list-style-name="">
      <style:paragraph-properties fo:text-align="center" style:justify-single-word="false" fo:background-color="#ffffff" style:writing-mode="lr-tb">
        <style:background-image/>
      </style:paragraph-properties>
    </style:style>
    <style:style style:name="P29" style:family="paragraph" style:parent-style-name="Input_20_Text" style:list-style-name="">
      <style:paragraph-properties fo:text-align="center" style:justify-single-word="false" fo:background-color="#ffffff" style:writing-mode="lr-tb">
        <style:background-image/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0" style:family="paragraph" style:parent-style-name="Input_20_Text" style:list-style-name="">
      <style:paragraph-properties fo:text-align="center" style:justify-single-word="false" fo:background-color="#ffffff" style:text-autospace="ideograph-alpha" style:writing-mode="lr-tb">
        <style:background-image/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1" style:family="paragraph" style:parent-style-name="Input_20_Text" style:list-style-name="">
      <style:paragraph-properties style:text-autospace="ideograph-alpha" style:writing-mode="lr-tb"/>
      <style:text-properties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P32" style:family="paragraph" style:parent-style-name="Input_20_Text_20_Centered" style:list-style-name="">
      <style:paragraph-properties style:writing-mode="lr-tb"/>
    </style:style>
    <style:style style:name="P33" style:family="paragraph" style:parent-style-name="Input_20_Text_20_Centered" style:list-style-name="">
      <style:paragraph-properties fo:background-color="#ffffff" style:writing-mode="lr-tb">
        <style:background-image/>
      </style:paragraph-properties>
      <style:text-properties fo:font-weight="normal" style:font-weight-asian="normal" style:font-weight-complex="normal"/>
    </style:style>
    <style:style style:name="P34" style:family="paragraph" style:parent-style-name="Input_20_Text_20_Centered" style:list-style-name="">
      <style:paragraph-properties fo:background-color="#ffffff" style:text-autospace="ideograph-alpha" style:writing-mode="lr-tb">
        <style:background-image/>
      </style:paragraph-properties>
      <style:text-properties fo:font-weight="normal" style:font-weight-asian="normal" style:font-weight-complex="normal"/>
    </style:style>
    <style:style style:name="P35" style:family="paragraph" style:parent-style-name="Input_20_Text_20_Centered" style:list-style-name="">
      <style:paragraph-properties fo:background-color="#ffffff" style:writing-mode="lr-tb">
        <style:background-image/>
      </style:paragraph-properties>
    </style:style>
    <style:style style:name="P36" style:family="paragraph" style:parent-style-name="Input_20_Amount" style:list-style-name="">
      <style:paragraph-properties fo:background-color="#ffffff" style:writing-mode="lr-tb">
        <style:background-image/>
      </style:paragraph-properties>
    </style:style>
    <style:style style:name="P37" style:family="paragraph" style:parent-style-name="Input_20_Amount" style:list-style-name="">
      <style:paragraph-properties fo:background-color="#ffffff" style:text-autospace="ideograph-alpha" style:writing-mode="lr-tb">
        <style:background-image/>
      </style:paragraph-properties>
    </style:style>
    <style:style style:name="P38" style:family="paragraph" style:parent-style-name="Input_20_Amount" style:list-style-name="">
      <style:paragraph-properties fo:background-color="#ffffff" style:writing-mode="lr-tb">
        <style:tab-stops>
          <style:tab-stop style:position="0.698in" style:type="char" style:char="."/>
        </style:tab-stops>
        <style:background-image/>
      </style:paragraph-properties>
      <style:text-properties fo:font-weight="normal" style:font-weight-asian="normal" style:font-weight-complex="normal"/>
    </style:style>
    <style:style style:name="P39" style:family="paragraph" style:parent-style-name="Input_20_Amount" style:list-style-name="">
      <style:paragraph-properties fo:background-color="#ffffff" style:writing-mode="lr-tb">
        <style:tab-stops>
          <style:tab-stop style:position="0.6181in" style:type="right"/>
        </style:tab-stops>
        <style:background-image/>
      </style:paragraph-properties>
    </style:style>
    <style:style style:name="P40" style:family="paragraph" style:parent-style-name="Input_20_Amount" style:list-style-name="">
      <style:paragraph-properties fo:background-color="#ffffff" style:text-autospace="ideograph-alpha" style:writing-mode="lr-tb"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Input_20_Amount" style:list-style-name="">
      <style:paragraph-properties fo:text-align="center" style:justify-single-word="false" fo:background-color="#ffffff" style:writing-mode="lr-tb">
        <style:background-image/>
      </style:paragraph-properties>
    </style:style>
    <style:style style:name="P42" style:family="paragraph" style:parent-style-name="Input_20_Amount" style:list-style-name="">
      <style:paragraph-properties fo:background-color="#ffffff" fo:padding-left="0.0555in" fo:padding-right="0in" fo:padding-top="0in" fo:padding-bottom="0in" fo:border-left="0.0138in solid #000000" fo:border-right="none" fo:border-top="none" fo:border-bottom="none" style:writing-mode="lr-tb">
        <style:tab-stops>
          <style:tab-stop style:position="0.698in" style:type="char" style:char="."/>
        </style:tab-stops>
        <style:background-image/>
      </style:paragraph-properties>
      <style:text-properties fo:font-weight="normal" style:font-weight-asian="normal" style:font-weight-complex="normal"/>
    </style:style>
    <style:style style:name="P43" style:family="paragraph" style:parent-style-name="Table_20_Text_20_Right" style:list-style-name="">
      <style:paragraph-properties style:writing-mode="lr-tb"/>
    </style:style>
    <style:style style:name="P44" style:family="paragraph" style:parent-style-name="Table_20_Text_20_Center" style:list-style-name="">
      <style:paragraph-properties style:writing-mode="lr-tb"/>
    </style:style>
    <style:style style:name="P45" style:family="paragraph" style:parent-style-name="HEAD_20_MAIN_20_SUB" style:list-style-name="">
      <style:paragraph-properties fo:margin-top="0.0835in" fo:margin-bottom="0.1665in" fo:line-height="100%" style:writing-mode="lr-tb"/>
    </style:style>
    <style:style style:name="T1" style:family="text">
      <style:text-properties style:font-name="Arial1" fo:font-size="8pt" style:font-name-asian="Arial1" style:font-size-asian="8pt" style:font-name-complex="Arial1" style:font-size-complex="8pt"/>
    </style:style>
    <style:style style:name="T2" style:family="text">
      <style:text-properties style:font-name="Arial1" fo:font-size="8pt" fo:language="none" fo:country="none" style:font-name-asian="Arial1" style:font-size-asian="8pt" style:language-asian="none" style:country-asian="none" style:font-name-complex="Arial1" style:font-size-complex="8pt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ff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0000ff" fo:font-size="9pt" style:font-size-asian="9pt" style:font-size-complex="9pt"/>
    </style:style>
    <style:style style:name="T10" style:family="text">
      <style:text-properties fo:color="#0000ff"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variant="small-caps" fo:color="#0000ff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     " text:name="FORMTEXT Text1____"/>
        <text:user-field-decl office:value-type="string" office:string-value="     " text:name="FORMTEXT ____"/>
        <text:user-field-decl office:value-type="string" office:string-value="     " text:name="FORMTEXT"/>
        <text:user-field-decl office:value-type="string" office:string-value="" text:name="FORMCHECKBOX Check1____"/>
      </text:user-field-decls>
      <text:p text:style-name="P8">Request for Payment of Funded Scripture Publications (PAY)<text:span text:style-name="T7">*</text:span></text:p>
      <text:p text:style-name="P45">(Send to the International Coordinator of Publishing Services via <text:span text:style-name="T7">Chuck_Fennig@sil.org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row table:style-name="Table1.1">
          <table:table-cell table:style-name="Table1.A1" table:number-columns-spanned="7" office:value-type="string">
            <text:p text:style-name="P13">Entity name and address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5" office:value-type="string">
            <text:p text:style-name="P24"><text:bookmark-start text:name="Text1"/><text:user-field-get text:name="FORMTEXT Text1____">     </text:user-field-get><text:bookmark-end text:name="Text1"/></text:p>
          </table:table-cell>
          <table:covered-table-cell/>
          <table:covered-table-cell/>
          <table:covered-table-cell/>
          <table:covered-table-cell/>
          <table:table-cell table:style-name="Table1.M1" table:number-columns-spanned="13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5" office:value-type="string">
            <text:p text:style-name="P24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table-cell table:style-name="Table1.M2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5" office:value-type="string">
            <text:p text:style-name="P24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table-cell table:style-name="Table1.M2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5" office:value-type="string">
            <text:p text:style-name="P24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table-cell table:style-name="Table1.M2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" table:number-columns-spanned="5" office:value-type="string">
            <text:p text:style-name="P24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table-cell table:style-name="Table1.M5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7" office:value-type="string">
            <text:p text:style-name="P13">Publicat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6" table:number-columns-spanned="5" office:value-type="string">
            <text:p text:style-name="P24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table-cell table:style-name="Table1.M6" table:number-columns-spanned="12" office:value-type="string">
            <text:p text:style-name="P43">Date <text:span text:style-name="T11">(dd-Mmm-yy; e.g. 15-Apr-08)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6" office:value-type="string">
            <text:p text:style-name="P34"><text:user-field-get text:name="FORMTEXT ____">     </text:user-field-get></text:p>
          </table:table-cell>
        </table:table-row>
        <table:table-row table:style-name="Table1.3">
          <table:table-cell table:style-name="Table1.A6" table:number-columns-spanned="7" office:value-type="string">
            <text:p text:style-name="P13">Language (complete name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7" table:number-columns-spanned="5" office:value-type="string">
            <text:p text:style-name="P24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table-cell table:style-name="Table1.H7" table:number-columns-spanned="12" office:value-type="string">
            <text:p text:style-name="P43">3 or 4 letter Ethnologue Cod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6" office:value-type="string">
            <text:p text:style-name="P34"><text:user-field-get text:name="FORMTEXT">     </text:user-field-get></text:p>
          </table:table-cell>
        </table:table-row>
        <table:table-row table:style-name="Table1.8">
          <table:table-cell table:style-name="Table1.A8" table:number-columns-spanned="2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6" office:value-type="string">
            <text:p text:style-name="P9">Edition size and cos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9" table:number-columns-spanned="19" office:value-type="string">
            <text:p text:style-name="P11">Project expendi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3" office:value-type="string">
            <text:p text:style-name="P4"/>
          </table:table-cell>
          <table:covered-table-cell/>
          <table:covered-table-cell/>
          <table:table-cell table:style-name="Table1.D10" table:number-columns-spanned="3" office:value-type="string">
            <text:p text:style-name="P3"/>
          </table:table-cell>
          <table:covered-table-cell/>
          <table:covered-table-cell/>
          <table:table-cell table:style-name="Table1.G10" table:number-columns-spanned="7" office:value-type="string">
            <text:p text:style-name="P19">Paper costs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0" table:number-columns-spanned="2" office:value-type="string">
            <text:p text:style-name="P43">$</text:p>
          </table:table-cell>
          <table:covered-table-cell/>
          <table:table-cell table:style-name="Table1.N10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0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3" office:value-type="string">
            <text:p text:style-name="P13">Number of pages: </text:p>
          </table:table-cell>
          <table:covered-table-cell/>
          <table:covered-table-cell/>
          <table:table-cell table:style-name="Table1.D11" table:number-columns-spanned="3" office:value-type="string">
            <text:p text:style-name="P5"><text:tab/><text:span text:style-name="T12"><text:user-field-get text:name="FORMTEXT ____">     </text:user-field-get></text:span></text:p>
          </table:table-cell>
          <table:covered-table-cell/>
          <table:covered-table-cell/>
          <table:table-cell table:style-name="Table1.G11" table:number-columns-spanned="7" office:value-type="string">
            <text:p text:style-name="P19">Composition costs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1" table:number-columns-spanned="2" office:value-type="string">
            <text:p text:style-name="P43">$</text:p>
          </table:table-cell>
          <table:covered-table-cell/>
          <table:table-cell table:style-name="Table1.N11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3" office:value-type="string">
            <text:p text:style-name="P13"/>
          </table:table-cell>
          <table:covered-table-cell/>
          <table:covered-table-cell/>
          <table:table-cell table:style-name="Table1.D11" table:number-columns-spanned="3" office:value-type="string">
            <text:p text:style-name="P35"/>
          </table:table-cell>
          <table:covered-table-cell/>
          <table:covered-table-cell/>
          <table:table-cell table:style-name="Table1.G11" table:number-columns-spanned="7" office:value-type="string">
            <text:p text:style-name="P19">Film costs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1" table:number-columns-spanned="2" office:value-type="string">
            <text:p text:style-name="P43">$</text:p>
          </table:table-cell>
          <table:covered-table-cell/>
          <table:table-cell table:style-name="Table1.N11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3" table:number-columns-spanned="3" office:value-type="string">
            <text:p text:style-name="P13">Number of copies:</text:p>
          </table:table-cell>
          <table:covered-table-cell/>
          <table:covered-table-cell/>
          <table:table-cell table:style-name="Table1.D11" table:number-columns-spanned="3" office:value-type="string">
            <text:p text:style-name="P5"><text:tab/><text:span text:style-name="T12"><text:user-field-get text:name="FORMTEXT">     </text:user-field-get></text:span></text:p>
          </table:table-cell>
          <table:covered-table-cell/>
          <table:covered-table-cell/>
          <table:table-cell table:style-name="Table1.G11" table:number-columns-spanned="7" office:value-type="string">
            <text:p text:style-name="P19">Production costs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1" table:number-columns-spanned="2" office:value-type="string">
            <text:p text:style-name="P43">$</text:p>
          </table:table-cell>
          <table:covered-table-cell/>
          <table:table-cell table:style-name="Table1.N11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3" table:number-columns-spanned="3" office:value-type="string">
            <text:p text:style-name="P13"/>
          </table:table-cell>
          <table:covered-table-cell/>
          <table:covered-table-cell/>
          <table:table-cell table:style-name="Table1.D11" table:number-columns-spanned="3" office:value-type="string">
            <text:p text:style-name="P35"/>
          </table:table-cell>
          <table:covered-table-cell/>
          <table:covered-table-cell/>
          <table:table-cell table:style-name="Table1.G11" table:number-columns-spanned="7" office:value-type="string">
            <text:p text:style-name="P19">Bind and cover costs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1" table:number-columns-spanned="2" office:value-type="string">
            <text:p text:style-name="P43">$</text:p>
          </table:table-cell>
          <table:covered-table-cell/>
          <table:table-cell table:style-name="Table1.N11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3" table:number-columns-spanned="3" office:value-type="string">
            <text:p text:style-name="P13">Cost per copy: <text:s text:c="3"/>$</text:p>
          </table:table-cell>
          <table:covered-table-cell/>
          <table:covered-table-cell/>
          <table:table-cell table:style-name="Table1.D15" table:number-columns-spanned="3" office:value-type="string">
            <text:p text:style-name="P39"><text:tab/><text:span text:style-name="T14"><text:user-field-get text:name="FORMTEXT">     </text:user-field-get></text:span></text:p>
          </table:table-cell>
          <table:covered-table-cell/>
          <table:covered-table-cell/>
          <table:table-cell table:style-name="Table1.G15" table:number-columns-spanned="7" office:value-type="string">
            <text:p text:style-name="P20">Transportation costs <text:span text:style-name="T11">(if NT/Bible)</text:span>:<text:span text:style-name="T7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5" table:number-columns-spanned="2" office:value-type="string">
            <text:p text:style-name="P43"/>
          </table:table-cell>
          <table:covered-table-cell/>
          <table:table-cell table:style-name="Table1.N15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table-cell table:style-name="Table1.V15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2" table:number-columns-spanned="3" office:value-type="string">
            <text:p text:style-name="P13"/>
          </table:table-cell>
          <table:covered-table-cell/>
          <table:covered-table-cell/>
          <table:table-cell table:style-name="Table1.D11" table:number-columns-spanned="3" office:value-type="string">
            <text:p text:style-name="P35"/>
          </table:table-cell>
          <table:covered-table-cell/>
          <table:covered-table-cell/>
          <table:table-cell table:style-name="Table1.G16" table:number-columns-spanned="7" office:value-type="string">
            <text:p text:style-name="P21"><text:s text:c="3"/>To central distribution point<text:tab/>$<text:tab/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6" table:number-columns-spanned="2" office:value-type="string">
            <text:p text:style-name="P43"/>
          </table:table-cell>
          <table:covered-table-cell/>
          <table:table-cell table:style-name="Table1.N16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table-cell table:style-name="Table1.V16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3" office:value-type="string">
            <text:p text:style-name="P13"/>
          </table:table-cell>
          <table:covered-table-cell/>
          <table:covered-table-cell/>
          <table:table-cell table:style-name="Table1.D17" table:number-columns-spanned="3" office:value-type="string">
            <text:p text:style-name="P41"/>
          </table:table-cell>
          <table:covered-table-cell/>
          <table:covered-table-cell/>
          <table:table-cell table:style-name="Table1.G17" table:number-columns-spanned="7" office:value-type="string">
            <text:p text:style-name="P22"><text:s text:c="3"/>To dedication<text:tab/>$<text:tab/><text:user-field-get text:name="FORMTEXT ____">     </text:user-field-get>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7" table:number-columns-spanned="2" office:value-type="string">
            <text:p text:style-name="P43">$</text:p>
          </table:table-cell>
          <table:covered-table-cell/>
          <table:table-cell table:style-name="Table1.P17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7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8" table:number-columns-spanned="6" office:value-type="string">
            <text:p text:style-name="P36">Explain other cost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8" table:number-columns-spanned="7" office:value-type="string">
            <text:p text:style-name="P23">Other costs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8" table:number-columns-spanned="2" office:value-type="string">
            <text:p text:style-name="P43">$</text:p>
          </table:table-cell>
          <table:covered-table-cell/>
          <table:table-cell table:style-name="Table1.N18" table:number-columns-spanned="6" office:value-type="string">
            <text:p text:style-name="P42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8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6" office:value-type="string">
            <text:p text:style-name="P24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0" table:number-columns-spanned="7" office:value-type="string">
            <text:p text:style-name="P19">Total cost of project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0" table:number-columns-spanned="2" office:value-type="string">
            <text:p text:style-name="P43">$</text:p>
          </table:table-cell>
          <table:covered-table-cell/>
          <table:table-cell table:style-name="Table1.N10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0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8" table:number-columns-spanned="6" office:value-type="string">
            <text:p text:style-name="P27">Description of Credit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8" table:number-columns-spanned="7" office:value-type="string">
            <text:p text:style-name="P23">Minus credits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8" table:number-columns-spanned="2" office:value-type="string">
            <text:p text:style-name="P43">– $</text:p>
          </table:table-cell>
          <table:covered-table-cell/>
          <table:table-cell table:style-name="Table1.N18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18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1" table:number-columns-spanned="6" office:value-type="string">
            <text:p text:style-name="P24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1" table:number-columns-spanned="7" office:value-type="string">
            <text:p text:style-name="P19">AMOUNT REQUESTED<text:tab/>US dol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1" table:number-columns-spanned="2" office:value-type="string">
            <text:p text:style-name="P43">$</text:p>
          </table:table-cell>
          <table:covered-table-cell/>
          <table:table-cell table:style-name="Table1.N21" table:number-columns-spanned="6" office:value-type="string">
            <text:p text:style-name="P38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V2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2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3" table:number-columns-spanned="25" office:value-type="string">
            <text:p text:style-name="P10"><text:span text:style-name="T7">** </text:span>Transportat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1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  <table:table-cell table:style-name="Table1.F24" table:number-columns-spanned="4" office:value-type="string">
            <text:p text:style-name="P29">Mode of transportation</text:p>
          </table:table-cell>
          <table:covered-table-cell/>
          <table:covered-table-cell/>
          <table:covered-table-cell/>
          <table:table-cell table:style-name="Table1.F24" office:value-type="string">
            <text:p text:style-name="P28"><text:span text:style-name="T14">Number of copies</text:span><text:span text:style-name="T16"> transported</text:span></text:p>
          </table:table-cell>
          <table:table-cell table:style-name="Table1.F24" table:number-columns-spanned="8" office:value-type="string">
            <text:p text:style-name="P29">Transported fr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24" table:number-columns-spanned="7" office:value-type="string">
            <text:p text:style-name="P30">Transported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" table:number-columns-spanned="5" office:value-type="string">
            <text:p text:style-name="P24">To Central Distribution Point:</text:p>
          </table:table-cell>
          <table:covered-table-cell/>
          <table:covered-table-cell/>
          <table:covered-table-cell/>
          <table:covered-table-cell/>
          <table:table-cell table:style-name="Table1.H2" table:number-columns-spanned="4" office:value-type="string">
            <text:p text:style-name="P25"><text:user-field-get text:name="FORMTEXT Text1____">     </text:user-field-get></text:p>
          </table:table-cell>
          <table:covered-table-cell/>
          <table:covered-table-cell/>
          <table:covered-table-cell/>
          <table:table-cell table:style-name="Table1.H2" office:value-type="string">
            <text:p text:style-name="P25"><text:user-field-get text:name="FORMTEXT">     </text:user-field-get></text:p>
          </table:table-cell>
          <table:table-cell table:style-name="Table1.H2" table:number-columns-spanned="8" office:value-type="string">
            <text:p text:style-name="P25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" table:number-columns-spanned="7" office:value-type="string">
            <text:p text:style-name="P26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" table:number-columns-spanned="5" office:value-type="string">
            <text:p text:style-name="P24">To Dedication:</text:p>
          </table:table-cell>
          <table:covered-table-cell/>
          <table:covered-table-cell/>
          <table:covered-table-cell/>
          <table:covered-table-cell/>
          <table:table-cell table:style-name="Table1.H2" table:number-columns-spanned="4" office:value-type="string">
            <text:p text:style-name="P25"><text:user-field-get text:name="FORMTEXT Text1____">     </text:user-field-get></text:p>
          </table:table-cell>
          <table:covered-table-cell/>
          <table:covered-table-cell/>
          <table:covered-table-cell/>
          <table:table-cell table:style-name="Table1.H2" office:value-type="string">
            <text:p text:style-name="P25"><text:user-field-get text:name="FORMTEXT">     </text:user-field-get></text:p>
          </table:table-cell>
          <table:table-cell table:style-name="Table1.H2" table:number-columns-spanned="8" office:value-type="string">
            <text:p text:style-name="P25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" table:number-columns-spanned="7" office:value-type="string">
            <text:p text:style-name="P31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2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8" table:number-columns-spanned="25" office:value-type="string">
            <text:p text:style-name="P10">Approvals and Consulta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10" table:number-columns-spanned="14" office:value-type="string">
            <text:p text:style-name="P13">This publication has been reviewed and approved by the entity’s translation department?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29" table:number-columns-spanned="2" office:value-type="string">
            <text:p text:style-name="P35"><text:bookmark-start text:name="Check1"/><text:user-field-get text:name="FORMCHECKBOX Check1____"/><text:bookmark-end text:name="Check1"/></text:p>
          </table:table-cell>
          <table:covered-table-cell/>
          <table:table-cell table:style-name="Table1.O29" table:number-columns-spanned="3" office:value-type="string">
            <text:p text:style-name="P13">yes</text:p>
          </table:table-cell>
          <table:covered-table-cell/>
          <table:covered-table-cell/>
          <table:table-cell table:style-name="Table1.O29" office:value-type="string">
            <text:p text:style-name="P35"><text:user-field-get text:name="FORMCHECKBOX Check1____"/></text:p>
          </table:table-cell>
          <table:table-cell table:style-name="Table1.U29" table:number-columns-spanned="5" office:value-type="string">
            <text:p text:style-name="P14">no</text:p>
          </table:table-cell>
          <table:covered-table-cell/>
          <table:covered-table-cell/>
          <table:covered-table-cell/>
          <table:covered-table-cell/>
        </table:table-row>
        <table:table-row table:style-name="Table1.29">
          <table:table-cell table:style-name="Table1.A5" table:number-columns-spanned="14" office:value-type="string">
            <text:p text:style-name="P13">Report(s) and approval(s) are on file? 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5" table:number-columns-spanned="2" office:value-type="string">
            <text:p text:style-name="P35"><text:user-field-get text:name="FORMCHECKBOX Check1____"/></text:p>
          </table:table-cell>
          <table:covered-table-cell/>
          <table:table-cell table:style-name="Table1.H5" table:number-columns-spanned="3" office:value-type="string">
            <text:p text:style-name="P13">yes</text:p>
          </table:table-cell>
          <table:covered-table-cell/>
          <table:covered-table-cell/>
          <table:table-cell table:style-name="Table1.H5" office:value-type="string">
            <text:p text:style-name="P35"><text:user-field-get text:name="FORMCHECKBOX Check1____"/></text:p>
          </table:table-cell>
          <table:table-cell table:style-name="Table1.M5" table:number-columns-spanned="5" office:value-type="string">
            <text:p text:style-name="P14">n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1" table:number-columns-spanned="4" office:value-type="string">
            <text:p text:style-name="P13">Approving consultant: </text:p>
          </table:table-cell>
          <table:covered-table-cell/>
          <table:covered-table-cell/>
          <table:covered-table-cell/>
          <table:table-cell table:style-name="Table1.E31" table:number-columns-spanned="7" office:value-type="string">
            <text:p text:style-name="P24"><text:user-field-get text:name="FORMTEXT Text1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31" table:number-columns-spanned="12" office:value-type="string">
            <text:p text:style-name="P13">Date approved <text:span text:style-name="T11">(dd-mmm-yy; e.g. 15-Apr-08)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31" table:number-columns-spanned="2" office:value-type="string">
            <text:p text:style-name="P34"><text:user-field-get text:name="FORMTEXT ____">     </text:user-field-get></text:p>
          </table:table-cell>
          <table:covered-table-cell/>
        </table:table-row>
        <table:table-row table:style-name="Table1.8">
          <table:table-cell table:style-name="Table1.A8" table:number-columns-spanned="2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8" table:number-columns-spanned="25" office:value-type="string">
            <text:p text:style-name="P9">Copies of Publication Required for Payment</text:p>
            <text:p text:style-name="P7">(See “Publication Policy, Procedure and Guidelines Manual”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4" table:number-columns-spanned="2" office:value-type="string">
            <text:p text:style-name="P17">Number of copies</text:p>
          </table:table-cell>
          <table:covered-table-cell/>
          <table:table-cell table:style-name="Table1.C34" table:number-columns-spanned="6" office:value-type="string">
            <text:p text:style-name="P17">Send 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34" table:number-columns-spanned="14" office:value-type="string">
            <text:p text:style-name="P17">Distribu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34" table:number-columns-spanned="3" office:value-type="string">
            <text:p text:style-name="P18">Date sent</text:p>
          </table:table-cell>
          <table:covered-table-cell/>
          <table:covered-table-cell/>
        </table:table-row>
        <table:table-row table:style-name="Table1.35">
          <table:table-cell table:style-name="Table1.A34" table:number-columns-spanned="2" office:value-type="string">
            <text:p text:style-name="P32">3</text:p>
          </table:table-cell>
          <table:covered-table-cell/>
          <table:table-cell table:style-name="Table1.C34" table:number-columns-spanned="6" office:value-type="string">
            <text:p text:style-name="P44">IPUB - Air Mai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34" table:number-columns-spanned="14" office:value-type="string">
            <text:p text:style-name="P15">Two for the publisher and one for the SIL Bibliograp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34" table:number-columns-spanned="3" office:value-type="string">
            <text:p text:style-name="P34"><text:user-field-get text:name="FORMTEXT">     </text:user-field-get></text:p>
          </table:table-cell>
          <table:covered-table-cell/>
          <table:covered-table-cell/>
        </table:table-row>
        <table:table-row table:style-name="Table1.36">
          <table:table-cell table:style-name="Table1.A36" table:number-columns-spanned="25" office:value-type="string">
            <text:p text:style-name="P7">For information on other copies required, see the “Publication Policy, Procedure and Guidelines Manual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7" table:number-columns-spanned="2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6">Copies sent by:</text:p>
          </table:table-cell>
          <table:table-cell table:style-name="Table1.H5" table:number-columns-spanned="21" office:value-type="string">
            <text:p text:style-name="P33"><text:user-field-get text:name="FORMTEXT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.1">
          <table:table-cell table:style-name="Table1.A39" office:value-type="string">
            <text:p text:style-name="P13"/>
          </table:table-cell>
          <table:table-cell table:style-name="Table1.B39" table:number-columns-spanned="21" office:value-type="string">
            <text:p text:style-name="P44">Name of sen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W39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.8">
          <table:table-cell table:style-name="Table1.A40" table:number-columns-spanned="25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1" table:number-columns-spanned="17" office:value-type="string">
            <text:p text:style-name="P13">Signature of Entity or authorized representativ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41" table:number-columns-spanned="8" office:value-type="string">
            <text:p text:style-name="P14">Date <text:span text:style-name="T11">(dd-Mmm-yy; e.g. 15-Apr-08)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2">
          <table:table-cell table:style-name="Table1.A42" table:number-columns-spanned="17" office:value-type="string">
            <text:p text:style-name="P24"><text:user-field-get text:name="FORMTEXT ____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42" table:number-columns-spanned="8" office:value-type="string">
            <text:p text:style-name="P34"><text:user-field-get text:name="FORMTEXT">     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8">*</text:span><text:span text:style-name="T7"> </text:span><text:span text:style-name="T9">See </text:span><text:span text:style-name="T17">HowTo8.rtf</text:span><text:span text:style-name="T13"> </text:span><text:span text:style-name="T9">(pg 3) - </text:span><text:span text:style-name="T10">How To: Complete Request for Payment of Funded Scripture Publications f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man" svg:font-family="Bookman, 'Bookman Old Style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, 'Century Gothic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AvantGarde" svg:font-family="AvantGarde, 'Century Gothic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0.5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_20_MAIN" style:display-name="HEAD MAIN" style:family="paragraph">
      <style:paragraph-properties fo:margin-left="0in" fo:margin-right="0in" fo:line-height="116%" fo:text-align="center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</style:tab-stops>
      </style:paragraph-properties>
      <style:text-properties style:font-name="Bookman" fo:font-size="14pt" fo:language="en" fo:country="US" fo:font-weight="bold" style:font-name-asian="Bookman" style:font-size-asian="14pt" style:language-asian="en" style:country-asian="US" style:font-weight-asian="bold" style:font-name-complex="Bookman" style:font-size-complex="14pt" style:language-complex="ar" style:country-complex="SA" style:font-weight-complex="bold"/>
    </style:style>
    <style:style style:name="HEAD_20_COLUMN_20_1" style:display-name="HEAD COLUMN 1" style:family="paragraph">
      <style:paragraph-properties fo:margin-left="0in" fo:margin-right="0in" fo:margin-top="0.0417in" fo:margin-bottom="0in" fo:line-height="76%" fo:text-align="center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</style:tab-stops>
      </style:paragraph-properties>
      <style:text-properties style:font-name="Times" fo:font-size="11pt" fo:language="en" fo:country="US" fo:font-weight="bold" style:font-name-asian="Times" style:font-size-asian="11pt" style:language-asian="en" style:country-asian="US" style:font-weight-asian="bold" style:font-name-complex="Times" style:font-size-complex="11pt" style:language-complex="ar" style:country-complex="SA" style:font-weight-complex="bold"/>
    </style:style>
    <style:style style:name="first_20_subhead" style:display-name="first subhead" style:family="paragraph">
      <style:paragraph-properties fo:margin-left="0in" fo:margin-right="0in" fo:margin-top="0.0835in" fo:margin-bottom="0in" fo:text-align="start" style:justify-single-word="false" fo:text-indent="0in" style:auto-text-indent="false" style:vertical-align="auto"/>
      <style:text-properties style:font-name="AvantGarde" fo:font-size="12pt" fo:language="en" fo:country="US" fo:font-style="italic" fo:font-weight="bold" style:font-name-asian="AvantGarde" style:font-size-asian="12pt" style:language-asian="en" style:country-asian="US" style:font-style-asian="italic" style:font-weight-asian="bold" style:font-name-complex="AvantGarde" style:font-size-complex="12pt" style:language-complex="ar" style:country-complex="SA" style:font-style-complex="italic" style:font-weight-complex="bold"/>
    </style:style>
    <style:style style:name="expl_20_par" style:display-name="expl par" style:family="paragraph">
      <style:paragraph-properties fo:margin-left="0.2in" fo:margin-right="2.5in" fo:margin-top="0in" fo:margin-bottom="0.0835in" fo:text-align="start" style:justify-single-word="false" fo:text-indent="0in" style:auto-text-indent="false" style:vertical-align="auto"/>
      <style:text-properties style:font-name="Arial1" fo:font-size="10pt" fo:language="en" fo:country="US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expl_20_par_20_pt" style:display-name="expl par pt" style:family="paragraph">
      <style:paragraph-properties fo:margin-left="0.6665in" fo:margin-right="0in" fo:line-height="83%" fo:text-align="justify" style:justify-single-word="false" fo:text-indent="-0.1665in" style:auto-text-indent="false" style:vertical-align="auto"/>
      <style:text-properties style:font-name="Arial1" fo:font-size="10pt" fo:language="en" fo:country="US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Table_20_Text" style:display-name="Table Text" style:family="paragraph">
      <style:paragraph-properties fo:margin-left="0in" fo:margin-right="0in" fo:margin-top="0.028in" fo:margin-bottom="0in" fo:text-align="start" style:justify-single-word="false" fo:text-indent="0in" style:auto-text-indent="false" style:vertical-align="auto"/>
      <style:text-properties style:font-name="Arial1" fo:font-size="9pt" fo:language="en" fo:country="US" style:font-name-asian="Arial1" style:font-size-asian="9pt" style:language-asian="en" style:country-asian="US" style:font-name-complex="Arial1" style:font-size-complex="9pt" style:language-complex="ar" style:country-complex="SA"/>
    </style:style>
    <style:style style:name="HEAD_20_COLUMN" style:display-name="HEAD COLUMN" style:family="paragraph">
      <style:paragraph-properties fo:margin-left="0in" fo:margin-right="0in" fo:line-height="66%" fo:text-align="center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</style:tab-stops>
      </style:paragraph-properties>
      <style:text-properties style:font-name="AvantGarde" fo:font-size="8pt" fo:language="en" fo:country="US" fo:font-style="italic" style:font-name-asian="AvantGarde" style:font-size-asian="8pt" style:language-asian="en" style:country-asian="US" style:font-style-asian="italic" style:font-name-complex="AvantGarde" style:font-size-complex="8pt" style:language-complex="ar" style:country-complex="SA" style:font-style-complex="italic"/>
    </style:style>
    <style:style style:name="HEAD_20_SUB_20_MAIN" style:display-name="HEAD SUB MAIN" style:family="paragraph">
      <style:paragraph-properties fo:margin-left="0in" fo:margin-right="0in" fo:margin-top="0.1528in" fo:margin-bottom="0in" fo:line-height="97%" fo:text-align="center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</style:tab-stops>
      </style:paragraph-properties>
      <style:text-properties style:font-name="Arial1" fo:font-size="10pt" fo:language="en" fo:country="US" style:font-name-asian="Arial1" style:font-size-asian="10pt" style:language-asian="en" style:country-asian="US" style:font-name-complex="Arial1" style:font-size-complex="10pt" style:language-complex="ar" style:country-complex="SA"/>
    </style:style>
    <style:style style:name="PUBLISHER_20_A" style:display-name="PUBLISHER A" style:family="paragraph">
      <style:paragraph-properties fo:margin-left="0.1665in" fo:margin-right="0in" fo:margin-top="0.161in" fo:margin-bottom="0.161in" fo:line-height="97%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</style:tab-stops>
      </style:paragraph-properties>
      <style:text-properties style:font-name="NewCenturySchlbk" fo:font-size="10pt" fo:language="en" fo:country="US" style:font-name-asian="NewCenturySchlbk" style:font-size-asian="10pt" style:language-asian="en" style:country-asian="US" style:font-name-complex="NewCenturySchlbk" style:font-size-complex="10pt" style:language-complex="ar" style:country-complex="SA"/>
    </style:style>
    <style:style style:name="expl_20_instruct" style:display-name="expl instruct" style:family="paragraph">
      <style:paragraph-properties fo:margin-left="0.1665in" fo:margin-right="0in" fo:line-height="83%" fo:text-align="justify" style:justify-single-word="false" fo:text-indent="0in" style:auto-text-indent="false" style:vertical-align="auto"/>
      <style:text-properties style:font-name="AvantGarde" fo:font-size="10pt" fo:language="en" fo:country="US" fo:font-style="italic" fo:font-weight="bold" style:font-name-asian="AvantGarde" style:font-size-asian="10pt" style:language-asian="en" style:country-asian="US" style:font-style-asian="italic" style:font-weight-asian="bold" style:font-name-complex="AvantGarde" style:font-size-complex="10pt" style:language-complex="ar" style:country-complex="SA" style:font-style-complex="italic" style:font-weight-complex="bold"/>
    </style:style>
    <style:style style:name="TABLE_20_AMOUNT" style:display-name="TABLE AMOUNT" style:family="paragraph">
      <style:paragraph-properties fo:margin-left="0in" fo:margin-right="0in" fo:text-align="start" style:justify-single-word="false" fo:text-indent="0in" style:auto-text-indent="false" style:vertical-align="auto">
        <style:tab-stops>
          <style:tab-stop style:position="0.5374in" style:type="char" style:char="."/>
        </style:tab-stops>
      </style:paragraph-properties>
      <style:text-properties style:font-name="Arial1" fo:font-size="9pt" fo:language="en" fo:country="US" fo:font-weight="bold" style:font-name-asian="Arial1" style:font-size-asian="9pt" style:language-asian="en" style:country-asian="US" style:font-weight-asian="bold" style:font-name-complex="Arial1" style:font-size-complex="9pt" style:language-complex="ar" style:country-complex="SA" style:font-weight-complex="bold"/>
    </style:style>
    <style:style style:name="Costs_20_Descr" style:display-name="Costs Descr" style:family="paragraph" style:parent-style-name="Table_20_Text">
      <style:paragraph-properties fo:margin-top="0.0417in" fo:margin-bottom="0in">
        <style:tab-stops>
          <style:tab-stop style:position="1.972in"/>
        </style:tab-stops>
      </style:paragraph-properties>
    </style:style>
    <style:style style:name="Subhead" style:family="paragraph" style:parent-style-name="HEAD_20_MAIN">
      <style:paragraph-properties fo:margin-left="0in" fo:margin-right="0in" fo:margin-top="0.0835in" fo:margin-bottom="0in" fo:line-height="100%" fo:text-indent="-0.0598in" style:auto-text-indent="false">
        <style:tab-stops/>
      </style:paragraph-properties>
      <style:text-properties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Input_20_Text" style:display-name="Input Text" style:family="paragraph" style:parent-style-name="Table_20_Text">
      <style:paragraph-properties fo:margin-top="0.0417in" fo:margin-bottom="0in"/>
      <style:text-properties fo:font-weight="bold" style:font-weight-asian="bold" style:font-weight-complex="bold"/>
    </style:style>
    <style:style style:name="Input_20_Text_20_Centered" style:display-name="Input Text Centered" style:family="paragraph" style:parent-style-name="Input_20_Text">
      <style:paragraph-properties fo:text-align="center" style:justify-single-word="false"/>
    </style:style>
    <style:style style:name="Input_20_Amount" style:display-name="Input Amount" style:family="paragraph" style:parent-style-name="TABLE_20_AMOUNT"/>
    <style:style style:name="_2a_Notes" style:display-name="*Notes" style:family="paragraph" style:parent-style-name="Table_20_Text">
      <style:paragraph-properties fo:margin-top="0.0417in" fo:margin-bottom="0in" fo:text-align="center" style:justify-single-word="false"/>
      <style:text-properties fo:color="#0000ff" fo:font-weight="bold" style:font-weight-asian="bold" style:font-weight-complex="bold"/>
    </style:style>
    <style:style style:name="see_20_page" style:display-name="see page" style:family="paragraph" style:parent-style-name="Standard">
      <style:paragraph-properties fo:margin-top="0in" fo:margin-bottom="0.0516in" fo:line-height="112%" fo:text-align="justify" style:justify-single-word="false"/>
      <style:text-properties style:font-name="Arial1" fo:font-size="9pt" style:font-name-asian="Arial1" style:font-size-asian="9pt" style:font-name-complex="Arial1" style:font-size-complex="9pt"/>
    </style:style>
    <style:style style:name="Table_20_Text_20_Right" style:display-name="Table Text Right" style:family="paragraph" style:parent-style-name="Table_20_Text">
      <style:paragraph-properties fo:margin-top="0.0417in" fo:margin-bottom="0in" fo:text-align="end" style:justify-single-word="false"/>
    </style:style>
    <style:style style:name="Table_20_Text_20_Center" style:display-name="Table Text Center" style:family="paragraph" style:parent-style-name="Table_20_Text">
      <style:paragraph-properties fo:text-align="center" style:justify-single-word="false"/>
    </style:style>
    <style:style style:name="foot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Input_20_Text_20_Right" style:display-name="Input Text Right" style:family="paragraph" style:parent-style-name="Input_20_Text">
      <style:paragraph-properties fo:margin-left="0in" fo:margin-right="0.05in" fo:margin-top="0in" fo:margin-bottom="0in" fo:text-align="end" style:justify-single-word="false" fo:text-indent="0in" style:auto-text-indent="false"/>
      <style:text-properties fo:font-size="10pt" fo:language="none" fo:country="none" style:font-size-asian="10pt" style:language-asian="none" style:country-asian="none" style:font-size-complex="10pt"/>
    </style:style>
    <style:style style:name="header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name-asian="Tahoma" style:font-size-asian="8pt" style:font-name-complex="Tahoma" style:font-size-complex="8pt"/>
    </style:style>
    <style:style style:name="HEAD_20_MAIN_20_SUB" style:display-name="HEAD MAIN SUB" style:family="paragraph" style:parent-style-name="HEAD_20_MAIN">
      <style:paragraph-properties fo:margin-top="0in" fo:margin-bottom="0.0835in"/>
      <style:text-properties style:font-name="Arial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89in" style:type="center"/>
          <style:tab-stop style:position="7.4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list-style-name="">
      <style:paragraph-properties style:writing-mode="lr-tb">
        <style:tab-stops>
          <style:tab-stop style:position="3.5in" style:type="center"/>
          <style:tab-stop style:position="7.3126in" style:type="right"/>
        </style:tab-stops>
      </style:paragraph-properties>
    </style:style>
    <style:style style:name="MT1" style:family="text">
      <style:text-properties style:font-name="Arial1" fo:font-size="8pt" style:font-name-asian="Arial1" style:font-size-asian="8pt" style:font-name-complex="Arial1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style:font-name="Arial1" style:font-name-asian="Arial1" style:font-name-complex="Arial1"/>
    </style:style>
    <style:style style:name="MT5" style:family="text">
      <style:text-properties style:font-name="Arial1" fo:font-size="8pt" fo:language="none" fo:country="none" style:font-name-asian="Arial1" style:font-size-asian="8pt" style:language-asian="none" style:country-asian="none" style:font-name-complex="Arial1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3126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ctober 2008</text:span><text:span text:style-name="MT2"><text:tab/></text:span><text:span text:style-name="MT3">- </text:span><text:span text:style-name="MT4"><text:page-number style:num-format="1" text:select-page="current">1</text:page-number></text:span><text:span text:style-name="MT3"> –<text:tab/></text:span><text:span text:style-name="MT5">c:\jobs\funding\PayForm7.rtf</text:span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equest for Payment of Funded Scripture Publications*</dc:title>
    <meta:initial-creator>D. Randy Hasty</meta:initial-creator>
    <dc:creator>Randy Hasty</dc:creator>
    <meta:creation-date>2007-12-10T15:48:00</meta:creation-date>
    <dc:date>2008-10-17T15:16:00</dc:date>
    <meta:print-date>2003-11-13T13:39:00</meta:print-date>
    <meta:document-statistic meta:table-count="1" meta:image-count="0" meta:object-count="0" meta:page-count="1" meta:paragraph-count="110" meta:word-count="266" meta:character-count="1911"/>
    <meta:generator>OpenOffice.org/3.2$Unix OpenOffice.org_project/320m12$Build-9483</meta:generator>
  </office:meta>
</office:document-meta>
</file>